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6_7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6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D. Sulzberger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October 7, 1891</text:p>
      <text:p text:style-name="P6">Month<text:tab/><text:tab/><text:tab/><text:tab/><text:tab/><text:tab/>October</text:p>
      <text:p text:style-name="P6">Year<text:tab/><text:tab/><text:tab/><text:tab/><text:tab/><text:tab/>1891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D. Minzesheimer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HEBREW EDUCATION SOCIETY./</text:p>
      <text:p text:style-name="P3">SECRETARY'S OFFICE,/</text:p>
      <text:p text:style-name="P3">NO. 336 NORTH THIRD STREET./</text:p>
      <text:p text:style-name="P4">Philadelphia, Oct 7<text:span text:style-name="T2">th</text:span><text:span text:style-name="T3"> 1891/</text:span></text:p>
      <text:p text:style-name="P3"><text:span text:style-name="T3">Rev Dr S. Morais/</text:span></text:p>
      <text:p text:style-name="P3"><text:span text:style-name="T3"><text:tab/>Dear Sir/</text:span></text:p>
      <text:p text:style-name="P3"><text:span text:style-name="T3"><text:tab/><text:tab/>Mr D. Minzesheimer/ 37 Beekman Place, New York/ (Celia's husband) handed me/ Five dollars to give to a poor/ person I send them to you/ to use as you please/ Truly Yours/ D. Sulzberger/</text:span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9T11:48:23.49</meta:creation-date>
    <meta:document-statistic meta:table-count="0" meta:image-count="0" meta:object-count="0" meta:page-count="2" meta:paragraph-count="67" meta:word-count="220" meta:character-count="1594"/>
    <dc:date>2011-11-29T11:55:33.83</dc:date>
    <dc:creator>Penn Libraries</dc:creator>
    <meta:editing-duration>PT00H07M10S</meta:editing-duration>
    <meta:editing-cycles>1</meta:editing-cycles>
    <meta:generator>OpenOffice.org/3.2$Win32 OpenOffice.org_project/320m12$Build-9483</meta:generator>
  </office:meta>
</office:document-meta>
</file>